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085b9" officeooo:paragraph-rsid="001085b9"/>
    </style:style>
    <style:style style:name="P2" style:family="paragraph" style:parent-style-name="Standard">
      <style:paragraph-properties fo:break-before="page"/>
      <style:text-properties fo:language="en" fo:country="US" officeooo:rsid="001085b9" officeooo:paragraph-rsid="001085b9"/>
    </style:style>
    <style:style style:name="T1" style:family="text">
      <style:text-properties officeooo:rsid="0012512b"/>
    </style:style>
    <style:style style:name="T2" style:family="text">
      <style:text-properties officeooo:rsid="0013a804"/>
    </style:style>
    <style:style style:name="T3" style:family="text">
      <style:text-properties officeooo:rsid="0014bc15"/>
    </style:style>
    <style:style style:name="T4" style:family="text">
      <style:text-properties officeooo:rsid="0015a77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ginta 1 vocabulario</text:p>
      <text:p text:style-name="P1"/>
      <text:p text:style-name="P1"/>
      <text:p text:style-name="P1">Preguntas:</text:p>
      <text:p text:style-name="P1"/>
      <text:p text:style-name="P1">Please make sure to __________ your broadband modem before attempting to connect to the internet.</text:p>
      <text:p text:style-name="P1"/>
      <text:p text:style-name="P1">In order to access the company's network, you need to __________ with your username and password.</text:p>
      <text:p text:style-name="P1"/>
      <text:p text:style-name="P1">A __________ is a device used to connect multiple computers or devices within a local area network.</text:p>
      <text:p text:style-name="P1"/>
      <text:p text:style-name="P1">Make sure to __________ your wireless access point so that devices can connect to it.</text:p>
      <text:p text:style-name="P1"/>
      <text:p text:style-name="P1">A __________ is a unit of data that is routed between an origin and a destination on a network.</text:p>
      <text:p text:style-name="P1"/>
      <text:p text:style-name="P1">Many cafes and public places offer __________, allowing customers to connect to the internet wirelessly.</text:p>
      <text:p text:style-name="P1"/>
      <text:p text:style-name="P1">An __________ is a private network that is restricted to an organization and is accessible only to certain users.</text:p>
      <text:p text:style-name="P1"/>
      <text:p text:style-name="P1">To ensure security, it's important to have a __________ installed to monitor and control incoming and outgoing network traffic.</text:p>
      <text:p text:style-name="P1"/>
      <text:p text:style-name="P1">Before you can use a new device, you need to __________ it by following the instructions in the manual.</text:p>
      <text:p text:style-name="P1"/>
      <text:p text:style-name="P1">When you want to connect to the internet via an Ethernet cable, you need to __________ it into your computer's network port.</text:p>
      <text:p text:style-name="P1"/>
      <text:p text:style-name="P1">Soluciones:</text:p>
      <text:p text:style-name="P1"/>
      <text:p text:style-name="P1">Configure</text:p>
      <text:p text:style-name="P1">Log on</text:p>
      <text:p text:style-name="P1">Switch</text:p>
      <text:p text:style-name="P1">Set up</text:p>
      <text:p text:style-name="P1">Network packet</text:p>
      <text:p text:style-name="P1">Hotspot</text:p>
      <text:p text:style-name="P1">Intranet</text:p>
      <text:p text:style-name="P1">Firewall</text:p>
      <text:p text:style-name="P1">Plug in</text:p>
      <text:p text:style-name="P1">Plug</text:p>
      <text:p text:style-name="P1"/>
      <text:p text:style-name="P2">Ejercicio 1: Completa las oraciones con las palabras proporcionadas:</text:p>
      <text:p text:style-name="P1"/>
      <text:p text:style-name="P1">Make sure to ___<text:span text:style-name="T1">Configure</text:span>_____ your broadband modem before trying to connect to the internet.</text:p>
      <text:p text:style-name="P1"/>
      <text:p text:style-name="P1">Employees need to __<text:span text:style-name="T1">log in</text:span>___ to the company's intranet to access important documents.</text:p>
      <text:p text:style-name="P1"/>
      <text:p text:style-name="P1">A ___<text:span text:style-name="T1">switch</text:span>_____ is a device used to connect multiple computers in a local area network.</text:p>
      <text:p text:style-name="P1"/>
      <text:p text:style-name="P1">When setting up a wireless network, you'll need to install a ____<text:span text:style-name="T1">wireless access point</text:span>____ to provide connectivity to devices.</text:p>
      <text:p text:style-name="P1"/>
      <text:p text:style-name="P1">A __<text:span text:style-name="T1">Network packet</text:span>___ is a unit of information transmitted over a network.</text:p>
      <text:p text:style-name="P1"/>
      <text:p text:style-name="P1">Respuestas:</text:p>
      <text:p text:style-name="P1"/>
      <text:p text:style-name="P1">Configure</text:p>
      <text:p text:style-name="P1">Log in</text:p>
      <text:p text:style-name="P1">Switch</text:p>
      <text:p text:style-name="P1">Wireless access point</text:p>
      <text:p text:style-name="P1">Network packet</text:p>
      <text:p text:style-name="P1"/>
      <text:p text:style-name="P1"/>
      <text:p text:style-name="P1"/>
      <text:p text:style-name="P1">Ejercicio 2: Completa las siguientes oraciones con las palabras proporcionadas:</text:p>
      <text:p text:style-name="P1"/>
      <text:p text:style-name="P1">To access the internet in a public place, look for a ___<text:span text:style-name="T2">hotspot</text:span>___ like in a café or airport.</text:p>
      <text:p text:style-name="P1"/>
      <text:p text:style-name="P1">When working remotely, you may need to connect your computer to the office __<text:span text:style-name="T3">Intranet</text:span>_.</text:p>
      <text:p text:style-name="P1"/>
      <text:p text:style-name="P1">Make sure to ___<text:span text:style-name="T3">configure</text:span>_____ your firewall to protect your network from unauthorized access.</text:p>
      <text:p text:style-name="P1"/>
      <text:p text:style-name="P1">Before using a new device, always remember to ____<text:span text:style-name="T3">plug in</text:span>____ it into a power source.</text:p>
      <text:p text:style-name="P1"/>
      <text:p text:style-name="P1">A ___<text:span text:style-name="T3">server </text:span>_____ is responsible for managing resources and providing services to other computers in a network.</text:p>
      <text:p text:style-name="P1"/>
      <text:p text:style-name="P1"/>
      <text:p text:style-name="P1">Respuestas:</text:p>
      <text:p text:style-name="P1"/>
      <text:p text:style-name="P1">Hotspot</text:p>
      <text:p text:style-name="P1">Intranet</text:p>
      <text:p text:style-name="P1">Configure</text:p>
      <text:p text:style-name="P1">Plug in</text:p>
      <text:p text:style-name="P1">Server</text:p>
      <text:p text:style-name="P1"/>
      <text:p text:style-name="P2">Ejercicio 3: Completa las siguientes oraciones con las palabras proporcionadas:</text:p>
      <text:p text:style-name="P1"/>
      <text:p text:style-name="P1">When multiple devices try to send data simultaneously, it can result in a __<text:span text:style-name="T4">Data collision</text:span>__.</text:p>
      <text:p text:style-name="P1"/>
      <text:p text:style-name="P1">A __<text:span text:style-name="T4">Local area network</text:span>___ is used to connect computers within a small geographic area, such as an office building.</text:p>
      <text:p text:style-name="P1"/>
      <text:p text:style-name="P1">Don't forget to ____<text:span text:style-name="T4">turn on</text:span>____ the wireless access point to enable internet connectivity.</text:p>
      <text:p text:style-name="P1"/>
      <text:p text:style-name="P1">You need a ___<text:span text:style-name="T4">cat-5</text:span>_____ cable to connect your computer to the router.</text:p>
      <text:p text:style-name="P1"/>
      <text:p text:style-name="P1">Before using a new software, you may need to ____<text:span text:style-name="T4">configure</text:span>____ it according to your preferences.</text:p>
      <text:p text:style-name="P1"/>
      <text:p text:style-name="P1"/>
      <text:p text:style-name="P1">Respuestas:</text:p>
      <text:p text:style-name="P1"/>
      <text:p text:style-name="P1">Data collision</text:p>
      <text:p text:style-name="P1">LAN (Local Area Network)</text:p>
      <text:p text:style-name="P1">Turn on</text:p>
      <text:p text:style-name="P1">Cat-5</text:p>
      <text:p text:style-name="P1">Configur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5T17:58:55.499000000</meta:creation-date>
    <dc:date>2024-02-11T16:33:55.248000000</dc:date>
    <meta:editing-duration>PT6M46S</meta:editing-duration>
    <meta:editing-cycles>4</meta:editing-cycles>
    <meta:generator>LibreOffice/7.4.3.2$Windows_X86_64 LibreOffice_project/1048a8393ae2eeec98dff31b5c133c5f1d08b890</meta:generator>
    <meta:document-statistic meta:table-count="0" meta:image-count="0" meta:object-count="0" meta:page-count="3" meta:paragraph-count="59" meta:word-count="476" meta:character-count="2973" meta:non-whitespace-character-count="2556"/>
  </office:meta>
</office:document-meta>
</file>